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0.9516in" svg:y="5.0157in">
            <draw:object draw:notify-on-update-of-ranges="Sheet1.C19:Sheet1.C19 Sheet1.C20:Sheet1.C26 Sheet1.D19:Sheet1.D19 Sheet1.D20:Sheet1.D26 Sheet1.E19:Sheet1.E19 Sheet1.E20:Sheet1.E26 Sheet1.F19:Sheet1.F19 Sheet1.F20:Sheet1.F26 Sheet1.G19:Sheet1.G19 Sheet1.G20:Sheet1.G26 Sheet1.H19:Sheet1.H19 Sheet1.H20:Sheet1.H26 Sheet1.I19:Sheet1.I19 Sheet1.I20:Sheet1.I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0.8894in" svg:y="9.0268in">
            <draw:object draw:notify-on-update-of-ranges="Sheet1.C19:Sheet1.C19 Sheet1.D19:Sheet1.I19 Sheet1.C20:Sheet1.C20 Sheet1.D20:Sheet1.I20 Sheet1.C21:Sheet1.C21 Sheet1.D21:Sheet1.I21 Sheet1.C22:Sheet1.C22 Sheet1.D22:Sheet1.I22 Sheet1.C23:Sheet1.C23 Sheet1.D23:Sheet1.I23 Sheet1.C24:Sheet1.C24 Sheet1.D24:Sheet1.I24 Sheet1.C25:Sheet1.C25 Sheet1.D25:Sheet1.I25 Sheet1.C26:Sheet1.C26 Sheet1.D26:Sheet1.I2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┌────────┐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peedup </text:p>
          </table:table-cell>
          <table:table-cell table:number-columns-repeated="8"/>
        </table:table-row>
        <table:table-row table:style-name="ro1">
          <table:table-cell office:value-type="string">
            <text:p>├────────┼────┬──────────┬───────────┬───────────┬───────────┬───────────┬───────────┐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<text:s/>NSize <text:s/></text:p>
          </table:table-cell>
          <table:table-cell office:value-type="string">
            <text:p>Sequential</text:p>
          </table:table-cell>
          <table:table-cell office:value-type="string">
            <text:p><text:s text:c="4"/>Th01 <text:s text:c="2"/></text:p>
          </table:table-cell>
          <table:table-cell office:value-type="string">
            <text:p><text:s text:c="4"/>Th02 <text:s text:c="2"/></text:p>
          </table:table-cell>
          <table:table-cell office:value-type="string">
            <text:p><text:s text:c="4"/>Th04 <text:s text:c="2"/></text:p>
          </table:table-cell>
          <table:table-cell office:value-type="string">
            <text:p><text:s text:c="4"/>Th08 <text:s text:c="2"/></text:p>
          </table:table-cell>
          <table:table-cell office:value-type="string">
            <text:p><text:s text:c="3"/>Par16 <text:s text:c="2"/>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96">
            <text:p>4096</text:p>
          </table:table-cell>
          <table:table-cell office:value-type="float" office:value="0.002332">
            <text:p>0.002332</text:p>
          </table:table-cell>
          <table:table-cell office:value-type="float" office:value="0.188034">
            <text:p>0.188034</text:p>
          </table:table-cell>
          <table:table-cell office:value-type="float" office:value="0.039475">
            <text:p>0.039475</text:p>
          </table:table-cell>
          <table:table-cell office:value-type="float" office:value="0.044922">
            <text:p>0.044922</text:p>
          </table:table-cell>
          <table:table-cell office:value-type="float" office:value="0.023898">
            <text:p>0.023898</text:p>
          </table:table-cell>
          <table:table-cell office:value-type="float" office:value="0.010253">
            <text:p>0.010253</text:p>
          </table:table-cell>
          <table:table-cell office:value-type="string">
            <text:p><text:s/></text:p>
          </table:table-cell>
        </table:table-row>
        <table:table-row table:style-name="ro1">
          <table:table-cell table:number-columns-repeated="2"/>
          <table:table-cell office:value-type="float" office:value="8192">
            <text:p>8192</text:p>
          </table:table-cell>
          <table:table-cell office:value-type="float" office:value="0.002844">
            <text:p>0.002844</text:p>
          </table:table-cell>
          <table:table-cell office:value-type="float" office:value="0.15711">
            <text:p>0.15711</text:p>
          </table:table-cell>
          <table:table-cell office:value-type="float" office:value="0.046027">
            <text:p>0.046027</text:p>
          </table:table-cell>
          <table:table-cell office:value-type="float" office:value="0.049721">
            <text:p>0.049721</text:p>
          </table:table-cell>
          <table:table-cell office:value-type="float" office:value="0.025567">
            <text:p>0.025567</text:p>
          </table:table-cell>
          <table:table-cell office:value-type="float" office:value="0.012075">
            <text:p>0.012075</text:p>
          </table:table-cell>
          <table:table-cell office:value-type="string">
            <text:p><text:s/></text:p>
          </table:table-cell>
        </table:table-row>
        <table:table-row table:style-name="ro1">
          <table:table-cell table:number-columns-repeated="2"/>
          <table:table-cell office:value-type="float" office:value="16384">
            <text:p>16384</text:p>
          </table:table-cell>
          <table:table-cell office:value-type="float" office:value="0.008344">
            <text:p>0.008344</text:p>
          </table:table-cell>
          <table:table-cell office:value-type="float" office:value="0.13536">
            <text:p>0.13536</text:p>
          </table:table-cell>
          <table:table-cell office:value-type="float" office:value="0.168355">
            <text:p>0.168355</text:p>
          </table:table-cell>
          <table:table-cell office:value-type="float" office:value="0.147454">
            <text:p>0.147454</text:p>
          </table:table-cell>
          <table:table-cell office:value-type="float" office:value="0.068922">
            <text:p>0.068922</text:p>
          </table:table-cell>
          <table:table-cell office:value-type="float" office:value="0.032378">
            <text:p>0.032378</text:p>
          </table:table-cell>
          <table:table-cell office:value-type="string">
            <text:p><text:s/></text:p>
          </table:table-cell>
        </table:table-row>
        <table:table-row table:style-name="ro1">
          <table:table-cell table:number-columns-repeated="2"/>
          <table:table-cell office:value-type="float" office:value="32768">
            <text:p>32768</text:p>
          </table:table-cell>
          <table:table-cell office:value-type="float" office:value="0.018172">
            <text:p>0.018172</text:p>
          </table:table-cell>
          <table:table-cell office:value-type="float" office:value="0.250728">
            <text:p>0.250728</text:p>
          </table:table-cell>
          <table:table-cell office:value-type="float" office:value="0.310489">
            <text:p>0.310489</text:p>
          </table:table-cell>
          <table:table-cell office:value-type="float" office:value="0.254029">
            <text:p>0.254029</text:p>
          </table:table-cell>
          <table:table-cell office:value-type="float" office:value="0.130393">
            <text:p>0.130393</text:p>
          </table:table-cell>
          <table:table-cell office:value-type="float" office:value="0.063079">
            <text:p>0.063079</text:p>
          </table:table-cell>
          <table:table-cell office:value-type="string">
            <text:p><text:s/></text:p>
          </table:table-cell>
        </table:table-row>
        <table:table-row table:style-name="ro1">
          <table:table-cell table:number-columns-repeated="2"/>
          <table:table-cell office:value-type="float" office:value="65536">
            <text:p>65536</text:p>
          </table:table-cell>
          <table:table-cell office:value-type="float" office:value="0.052256">
            <text:p>0.052256</text:p>
          </table:table-cell>
          <table:table-cell office:value-type="float" office:value="0.619587">
            <text:p>0.619587</text:p>
          </table:table-cell>
          <table:table-cell office:value-type="float" office:value="0.743149">
            <text:p>0.743149</text:p>
          </table:table-cell>
          <table:table-cell office:value-type="float" office:value="0.543478">
            <text:p>0.543478</text:p>
          </table:table-cell>
          <table:table-cell office:value-type="float" office:value="0.318138">
            <text:p>0.318138</text:p>
          </table:table-cell>
          <table:table-cell office:value-type="float" office:value="0.155981">
            <text:p>0.155981</text:p>
          </table:table-cell>
          <table:table-cell office:value-type="string">
            <text:p><text:s/></text:p>
          </table:table-cell>
        </table:table-row>
        <table:table-row table:style-name="ro1">
          <table:table-cell table:number-columns-repeated="2"/>
          <table:table-cell office:value-type="float" office:value="131072">
            <text:p>131072</text:p>
          </table:table-cell>
          <table:table-cell office:value-type="float" office:value="0.109239">
            <text:p>0.109239</text:p>
          </table:table-cell>
          <table:table-cell office:value-type="float" office:value="1.152407">
            <text:p>1.152407</text:p>
          </table:table-cell>
          <table:table-cell office:value-type="float" office:value="0.963341">
            <text:p>0.963341</text:p>
          </table:table-cell>
          <table:table-cell office:value-type="float" office:value="0.728537">
            <text:p>0.728537</text:p>
          </table:table-cell>
          <table:table-cell office:value-type="float" office:value="0.494375">
            <text:p>0.494375</text:p>
          </table:table-cell>
          <table:table-cell office:value-type="float" office:value="0.275215">
            <text:p>0.275215</text:p>
          </table:table-cell>
          <table:table-cell office:value-type="string">
            <text:p><text:s/></text:p>
          </table:table-cell>
        </table:table-row>
        <table:table-row table:style-name="ro1">
          <table:table-cell table:number-columns-repeated="2"/>
          <table:table-cell office:value-type="float" office:value="262144">
            <text:p>262144</text:p>
          </table:table-cell>
          <table:table-cell office:value-type="float" office:value="0.181827">
            <text:p>0.181827</text:p>
          </table:table-cell>
          <table:table-cell office:value-type="float" office:value="1.02562">
            <text:p>1.02562</text:p>
          </table:table-cell>
          <table:table-cell office:value-type="float" office:value="0.938292">
            <text:p>0.938292</text:p>
          </table:table-cell>
          <table:table-cell office:value-type="float" office:value="0.759781">
            <text:p>0.759781</text:p>
          </table:table-cell>
          <table:table-cell office:value-type="float" office:value="0.585958">
            <text:p>0.585958</text:p>
          </table:table-cell>
          <table:table-cell office:value-type="float" office:value="0.355137">
            <text:p>0.35513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└────────┴────┴──────────┴───────────┴───────────┴───────────┴───────────┴───────────┘</text:p>
          </table:table-cell>
          <table:table-cell table:number-columns-repeated="9"/>
        </table:table-row>
        <table:table-row table:style-name="ro3">
          <table:table-cell table:number-columns-repeated="10"/>
        </table:table-row>
        <table:table-row table:style-name="ro1">
          <table:table-cell office:value-type="string">
            <text:p>┌────────┐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<text:s text:c="2"/>Time <text:s/></text:p>
          </table:table-cell>
          <table:table-cell table:number-columns-repeated="8"/>
        </table:table-row>
        <table:table-row table:style-name="ro1">
          <table:table-cell office:value-type="string">
            <text:p>├────────┼────┬──────────┬───────────┬───────────┬───────────┬───────────┬───────────┐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<text:s/>NSize <text:s/></text:p>
          </table:table-cell>
          <table:table-cell office:value-type="string">
            <text:p>Sequential</text:p>
          </table:table-cell>
          <table:table-cell office:value-type="string">
            <text:p><text:s text:c="4"/>Th01 <text:s text:c="2"/></text:p>
          </table:table-cell>
          <table:table-cell office:value-type="string">
            <text:p><text:s text:c="4"/>Th02 <text:s text:c="2"/></text:p>
          </table:table-cell>
          <table:table-cell office:value-type="string">
            <text:p><text:s text:c="4"/>Th04 <text:s text:c="2"/></text:p>
          </table:table-cell>
          <table:table-cell office:value-type="string">
            <text:p><text:s text:c="4"/>Th08 <text:s text:c="2"/></text:p>
          </table:table-cell>
          <table:table-cell office:value-type="string">
            <text:p><text:s text:c="3"/>Par16 <text:s text:c="2"/>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96">
            <text:p>4096</text:p>
          </table:table-cell>
          <table:table-cell office:value-type="float" office:value="0.002166">
            <text:p>0.002166</text:p>
          </table:table-cell>
          <table:table-cell office:value-type="float" office:value="0.015116">
            <text:p>0.015116</text:p>
          </table:table-cell>
          <table:table-cell office:value-type="float" office:value="0.054749">
            <text:p>0.054749</text:p>
          </table:table-cell>
          <table:table-cell office:value-type="float" office:value="0.050348">
            <text:p>0.050348</text:p>
          </table:table-cell>
          <table:table-cell office:value-type="float" office:value="0.096813">
            <text:p>0.096813</text:p>
          </table:table-cell>
          <table:table-cell office:value-type="float" office:value="0.226812">
            <text:p>0.226812</text:p>
          </table:table-cell>
          <table:table-cell office:value-type="string">
            <text:p><text:s/></text:p>
          </table:table-cell>
        </table:table-row>
        <table:table-row table:style-name="ro1">
          <table:table-cell table:number-columns-repeated="2"/>
          <table:table-cell office:value-type="float" office:value="8192">
            <text:p>8192</text:p>
          </table:table-cell>
          <table:table-cell office:value-type="float" office:value="0.002874">
            <text:p>0.002874</text:p>
          </table:table-cell>
          <table:table-cell office:value-type="float" office:value="0.020593">
            <text:p>0.020593</text:p>
          </table:table-cell>
          <table:table-cell office:value-type="float" office:value="0.071804">
            <text:p>0.071804</text:p>
          </table:table-cell>
          <table:table-cell office:value-type="float" office:value="0.048065">
            <text:p>0.048065</text:p>
          </table:table-cell>
          <table:table-cell office:value-type="float" office:value="0.108704">
            <text:p>0.108704</text:p>
          </table:table-cell>
          <table:table-cell office:value-type="float" office:value="0.229158">
            <text:p>0.229158</text:p>
          </table:table-cell>
          <table:table-cell office:value-type="string">
            <text:p><text:s/></text:p>
          </table:table-cell>
        </table:table-row>
        <table:table-row table:style-name="ro1">
          <table:table-cell table:number-columns-repeated="2"/>
          <table:table-cell office:value-type="float" office:value="16384">
            <text:p>16384</text:p>
          </table:table-cell>
          <table:table-cell office:value-type="float" office:value="0.007804">
            <text:p>0.007804</text:p>
          </table:table-cell>
          <table:table-cell office:value-type="float" office:value="0.041367">
            <text:p>0.041367</text:p>
          </table:table-cell>
          <table:table-cell office:value-type="float" office:value="0.068782">
            <text:p>0.068782</text:p>
          </table:table-cell>
          <table:table-cell office:value-type="float" office:value="0.060799">
            <text:p>0.060799</text:p>
          </table:table-cell>
          <table:table-cell office:value-type="float" office:value="0.129139">
            <text:p>0.129139</text:p>
          </table:table-cell>
          <table:table-cell office:value-type="float" office:value="0.266008">
            <text:p>0.266008</text:p>
          </table:table-cell>
          <table:table-cell office:value-type="string">
            <text:p><text:s/></text:p>
          </table:table-cell>
        </table:table-row>
        <table:table-row table:style-name="ro1">
          <table:table-cell table:number-columns-repeated="2"/>
          <table:table-cell office:value-type="float" office:value="32768">
            <text:p>32768</text:p>
          </table:table-cell>
          <table:table-cell office:value-type="float" office:value="0.015269">
            <text:p>0.015269</text:p>
          </table:table-cell>
          <table:table-cell office:value-type="float" office:value="0.07402">
            <text:p>0.07402</text:p>
          </table:table-cell>
          <table:table-cell office:value-type="float" office:value="0.055437">
            <text:p>0.055437</text:p>
          </table:table-cell>
          <table:table-cell office:value-type="float" office:value="0.068191">
            <text:p>0.068191</text:p>
          </table:table-cell>
          <table:table-cell office:value-type="float" office:value="0.153365">
            <text:p>0.153365</text:p>
          </table:table-cell>
          <table:table-cell office:value-type="float" office:value="0.271722">
            <text:p>0.271722</text:p>
          </table:table-cell>
          <table:table-cell office:value-type="string">
            <text:p><text:s/></text:p>
          </table:table-cell>
        </table:table-row>
        <table:table-row table:style-name="ro1">
          <table:table-cell table:number-columns-repeated="2"/>
          <table:table-cell office:value-type="float" office:value="65536">
            <text:p>65536</text:p>
          </table:table-cell>
          <table:table-cell office:value-type="float" office:value="0.055663">
            <text:p>0.055663</text:p>
          </table:table-cell>
          <table:table-cell office:value-type="float" office:value="0.079372">
            <text:p>0.079372</text:p>
          </table:table-cell>
          <table:table-cell office:value-type="float" office:value="0.071336">
            <text:p>0.071336</text:p>
          </table:table-cell>
          <table:table-cell office:value-type="float" office:value="0.098281">
            <text:p>0.098281</text:p>
          </table:table-cell>
          <table:table-cell office:value-type="float" office:value="0.172001">
            <text:p>0.172001</text:p>
          </table:table-cell>
          <table:table-cell office:value-type="float" office:value="0.324881">
            <text:p>0.324881</text:p>
          </table:table-cell>
          <table:table-cell office:value-type="string">
            <text:p><text:s/></text:p>
          </table:table-cell>
        </table:table-row>
        <table:table-row table:style-name="ro1">
          <table:table-cell table:number-columns-repeated="2"/>
          <table:table-cell office:value-type="float" office:value="131072">
            <text:p>131072</text:p>
          </table:table-cell>
          <table:table-cell office:value-type="float" office:value="0.106794">
            <text:p>0.106794</text:p>
          </table:table-cell>
          <table:table-cell office:value-type="float" office:value="0.097011">
            <text:p>0.097011</text:p>
          </table:table-cell>
          <table:table-cell office:value-type="float" office:value="0.111164">
            <text:p>0.111164</text:p>
          </table:table-cell>
          <table:table-cell office:value-type="float" office:value="0.150576">
            <text:p>0.150576</text:p>
          </table:table-cell>
          <table:table-cell office:value-type="float" office:value="0.221297">
            <text:p>0.221297</text:p>
          </table:table-cell>
          <table:table-cell office:value-type="float" office:value="0.399222">
            <text:p>0.399222</text:p>
          </table:table-cell>
          <table:table-cell office:value-type="string">
            <text:p><text:s/></text:p>
          </table:table-cell>
        </table:table-row>
        <table:table-row table:style-name="ro1">
          <table:table-cell table:number-columns-repeated="2"/>
          <table:table-cell office:value-type="float" office:value="262144">
            <text:p>262144</text:p>
          </table:table-cell>
          <table:table-cell office:value-type="float" office:value="0.180324">
            <text:p>0.180324</text:p>
          </table:table-cell>
          <table:table-cell office:value-type="float" office:value="0.175247">
            <text:p>0.175247</text:p>
          </table:table-cell>
          <table:table-cell office:value-type="float" office:value="0.192569">
            <text:p>0.192569</text:p>
          </table:table-cell>
          <table:table-cell office:value-type="float" office:value="0.23502">
            <text:p>0.23502</text:p>
          </table:table-cell>
          <table:table-cell office:value-type="float" office:value="0.317976">
            <text:p>0.317976</text:p>
          </table:table-cell>
          <table:table-cell office:value-type="float" office:value="0.497165">
            <text:p>0.49716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└────────┴────┴──────────┴───────────┴───────────┴───────────┴───────────┴───────────┘</text:p>
          </table:table-cell>
          <table:table-cell table:number-columns-repeated="9"/>
        </table:table-row>
        <table:table-row table:style-name="ro3" table:number-rows-repeated="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0T17:49:42</meta:creation-date>
    <dc:date>2012-08-20T17:59:48</dc:date>
    <meta:editing-duration>PT6M42S</meta:editing-duration>
    <meta:editing-cycles>3</meta:editing-cycles>
    <meta:generator>LibreOffice/3.5$MacOSX_x86 LibreOffice_project/165a79a-7059095-e13bb37-fef39a4-9503d18</meta:generator>
    <meta:document-statistic meta:table-count="3" meta:cell-count="13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37cm" svg:y="0.315cm" chart:style-name="ch2">
          <text:p>T(N, P fixed)</text:p>
        </chart:title>
        <chart:legend chart:legend-position="bottom" svg:x="3.957cm" svg:y="7.719cm" style:legend-expansion="wide" chart:style-name="ch3"/>
        <chart:plot-area chart:style-name="ch4" table:cell-range-address="Sheet1.C19:Sheet1.I26" chart:data-source-has-labels="both" svg:x="0.77cm" svg:y="1.648cm" svg:width="14.59cm" svg:height="5.471cm">
          <chartooo:coordinate-region svg:x="1.517cm" svg:y="1.848cm" svg:width="13.256cm" svg:height="4.624cm"/>
          <chart:axis chart:dimension="x" chart:name="primary-x" chart:style-name="ch5" chartooo:axis-type="auto">
            <chartooo:date-scale/>
            <chart:categories table:cell-range-address="Sheet1.C20:Sheet1.C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0:Sheet1.D26" chart:label-cell-address="Sheet1.D19:Sheet1.D19" chart:class="chart:line">
            <chart:data-point chart:repeated="7"/>
          </chart:series>
          <chart:series chart:style-name="ch8" chart:values-cell-range-address="Sheet1.E20:Sheet1.E26" chart:label-cell-address="Sheet1.E19:Sheet1.E19" chart:class="chart:line">
            <chart:data-point chart:repeated="7"/>
          </chart:series>
          <chart:series chart:style-name="ch9" chart:values-cell-range-address="Sheet1.F20:Sheet1.F26" chart:label-cell-address="Sheet1.F19:Sheet1.F19" chart:class="chart:line">
            <chart:data-point chart:repeated="7"/>
          </chart:series>
          <chart:series chart:style-name="ch10" chart:values-cell-range-address="Sheet1.G20:Sheet1.G26" chart:label-cell-address="Sheet1.G19:Sheet1.G19" chart:class="chart:line">
            <chart:data-point chart:repeated="7"/>
          </chart:series>
          <chart:series chart:style-name="ch11" chart:values-cell-range-address="Sheet1.H20:Sheet1.H26" chart:label-cell-address="Sheet1.H19:Sheet1.H19" chart:class="chart:line">
            <chart:data-point chart:repeated="7"/>
          </chart:series>
          <chart:series chart:style-name="ch12" chart:values-cell-range-address="Sheet1.I20:Sheet1.I26" chart:label-cell-address="Sheet1.I19:Sheet1.I19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Sheet1.D19:Sheet1.D19</svg:desc>
                </draw:g>
              </table:table-cell>
              <table:table-cell office:value-type="string">
                <text:p>    Th01   </text:p>
                <draw:g>
                  <svg:desc>Sheet1.E19:Sheet1.E19</svg:desc>
                </draw:g>
              </table:table-cell>
              <table:table-cell office:value-type="string">
                <text:p>    Th02   </text:p>
                <draw:g>
                  <svg:desc>Sheet1.F19:Sheet1.F19</svg:desc>
                </draw:g>
              </table:table-cell>
              <table:table-cell office:value-type="string">
                <text:p>    Th04   </text:p>
                <draw:g>
                  <svg:desc>Sheet1.G19:Sheet1.G19</svg:desc>
                </draw:g>
              </table:table-cell>
              <table:table-cell office:value-type="string">
                <text:p>    Th08   </text:p>
                <draw:g>
                  <svg:desc>Sheet1.H19:Sheet1.H19</svg:desc>
                </draw:g>
              </table:table-cell>
              <table:table-cell office:value-type="string">
                <text:p>   Par16   </text:p>
                <draw:g>
                  <svg:desc>Sheet1.I19:Sheet1.I19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100</text:p>
                <draw:g>
                  <svg:desc>Sheet1.C20:Sheet1.C26</svg:desc>
                </draw:g>
              </table:table-cell>
              <table:table-cell office:value-type="float" office:value="0.002166">
                <text:p>0.002166</text:p>
                <draw:g>
                  <svg:desc>Sheet1.D20:Sheet1.D26</svg:desc>
                </draw:g>
              </table:table-cell>
              <table:table-cell office:value-type="float" office:value="0.015116">
                <text:p>0.015116</text:p>
                <draw:g>
                  <svg:desc>Sheet1.E20:Sheet1.E26</svg:desc>
                </draw:g>
              </table:table-cell>
              <table:table-cell office:value-type="float" office:value="0.054749">
                <text:p>0.054749</text:p>
                <draw:g>
                  <svg:desc>Sheet1.F20:Sheet1.F26</svg:desc>
                </draw:g>
              </table:table-cell>
              <table:table-cell office:value-type="float" office:value="0.050348">
                <text:p>0.050348</text:p>
                <draw:g>
                  <svg:desc>Sheet1.G20:Sheet1.G26</svg:desc>
                </draw:g>
              </table:table-cell>
              <table:table-cell office:value-type="float" office:value="0.096813">
                <text:p>0.096813</text:p>
                <draw:g>
                  <svg:desc>Sheet1.H20:Sheet1.H26</svg:desc>
                </draw:g>
              </table:table-cell>
              <table:table-cell office:value-type="float" office:value="0.226812">
                <text:p>0.226812</text:p>
                <draw:g>
                  <svg:desc>Sheet1.I20:Sheet1.I26</svg:desc>
                </draw:g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2874">
                <text:p>0.002874</text:p>
              </table:table-cell>
              <table:table-cell office:value-type="float" office:value="0.020593">
                <text:p>0.020593</text:p>
              </table:table-cell>
              <table:table-cell office:value-type="float" office:value="0.071804">
                <text:p>0.071804</text:p>
              </table:table-cell>
              <table:table-cell office:value-type="float" office:value="0.048065">
                <text:p>0.048065</text:p>
              </table:table-cell>
              <table:table-cell office:value-type="float" office:value="0.108704">
                <text:p>0.108704</text:p>
              </table:table-cell>
              <table:table-cell office:value-type="float" office:value="0.229158">
                <text:p>0.229158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7804">
                <text:p>0.007804</text:p>
              </table:table-cell>
              <table:table-cell office:value-type="float" office:value="0.041367">
                <text:p>0.041367</text:p>
              </table:table-cell>
              <table:table-cell office:value-type="float" office:value="0.068782">
                <text:p>0.068782</text:p>
              </table:table-cell>
              <table:table-cell office:value-type="float" office:value="0.060799">
                <text:p>0.060799</text:p>
              </table:table-cell>
              <table:table-cell office:value-type="float" office:value="0.129139">
                <text:p>0.129139</text:p>
              </table:table-cell>
              <table:table-cell office:value-type="float" office:value="0.266008">
                <text:p>0.26600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15269">
                <text:p>0.015269</text:p>
              </table:table-cell>
              <table:table-cell office:value-type="float" office:value="0.07402">
                <text:p>0.07402</text:p>
              </table:table-cell>
              <table:table-cell office:value-type="float" office:value="0.055437">
                <text:p>0.055437</text:p>
              </table:table-cell>
              <table:table-cell office:value-type="float" office:value="0.068191">
                <text:p>0.068191</text:p>
              </table:table-cell>
              <table:table-cell office:value-type="float" office:value="0.153365">
                <text:p>0.153365</text:p>
              </table:table-cell>
              <table:table-cell office:value-type="float" office:value="0.271722">
                <text:p>0.27172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55663">
                <text:p>0.055663</text:p>
              </table:table-cell>
              <table:table-cell office:value-type="float" office:value="0.079372">
                <text:p>0.079372</text:p>
              </table:table-cell>
              <table:table-cell office:value-type="float" office:value="0.071336">
                <text:p>0.071336</text:p>
              </table:table-cell>
              <table:table-cell office:value-type="float" office:value="0.098281">
                <text:p>0.098281</text:p>
              </table:table-cell>
              <table:table-cell office:value-type="float" office:value="0.172001">
                <text:p>0.172001</text:p>
              </table:table-cell>
              <table:table-cell office:value-type="float" office:value="0.324881">
                <text:p>0.324881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106794">
                <text:p>0.106794</text:p>
              </table:table-cell>
              <table:table-cell office:value-type="float" office:value="0.097011">
                <text:p>0.097011</text:p>
              </table:table-cell>
              <table:table-cell office:value-type="float" office:value="0.111164">
                <text:p>0.111164</text:p>
              </table:table-cell>
              <table:table-cell office:value-type="float" office:value="0.150576">
                <text:p>0.150576</text:p>
              </table:table-cell>
              <table:table-cell office:value-type="float" office:value="0.221297">
                <text:p>0.221297</text:p>
              </table:table-cell>
              <table:table-cell office:value-type="float" office:value="0.399222">
                <text:p>0.399222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180324">
                <text:p>0.180324</text:p>
              </table:table-cell>
              <table:table-cell office:value-type="float" office:value="0.175247">
                <text:p>0.175247</text:p>
              </table:table-cell>
              <table:table-cell office:value-type="float" office:value="0.192569">
                <text:p>0.192569</text:p>
              </table:table-cell>
              <table:table-cell office:value-type="float" office:value="0.23502">
                <text:p>0.23502</text:p>
              </table:table-cell>
              <table:table-cell office:value-type="float" office:value="0.317976">
                <text:p>0.317976</text:p>
              </table:table-cell>
              <table:table-cell office:value-type="float" office:value="0.497165">
                <text:p>0.4971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165a79a-7059095-e13bb37-fef39a4-9503d1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57cm" svg:y="0.315cm" chart:style-name="ch2">
          <text:p>T(P, N fixed)</text:p>
        </chart:title>
        <chart:legend chart:legend-position="bottom" svg:x="3.589cm" svg:y="7.719cm" style:legend-expansion="wide" chart:style-name="ch3"/>
        <chart:plot-area chart:style-name="ch4" table:cell-range-address="Sheet1.C19:Sheet1.I26" chart:data-source-has-labels="both" svg:x="0.77cm" svg:y="1.648cm" svg:width="14.59cm" svg:height="5.471cm">
          <chartooo:coordinate-region svg:x="1.604cm" svg:y="1.848cm" svg:width="12.99cm" svg:height="4.624cm"/>
          <chart:axis chart:dimension="x" chart:name="primary-x" chart:style-name="ch5" chartooo:axis-type="auto">
            <chartooo:date-scale/>
            <chart:categories table:cell-range-address="Sheet1.D19:Sheet1.I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0:Sheet1.I20" chart:label-cell-address="Sheet1.C20:Sheet1.C20" chart:class="chart:line">
            <chart:data-point chart:repeated="6"/>
          </chart:series>
          <chart:series chart:style-name="ch8" chart:values-cell-range-address="Sheet1.D21:Sheet1.I21" chart:label-cell-address="Sheet1.C21:Sheet1.C21" chart:class="chart:line">
            <chart:data-point chart:repeated="6"/>
          </chart:series>
          <chart:series chart:style-name="ch9" chart:values-cell-range-address="Sheet1.D22:Sheet1.I22" chart:label-cell-address="Sheet1.C22:Sheet1.C22" chart:class="chart:line">
            <chart:data-point chart:repeated="6"/>
          </chart:series>
          <chart:series chart:style-name="ch10" chart:values-cell-range-address="Sheet1.D23:Sheet1.I23" chart:label-cell-address="Sheet1.C23:Sheet1.C23" chart:class="chart:line">
            <chart:data-point chart:repeated="6"/>
          </chart:series>
          <chart:series chart:style-name="ch11" chart:values-cell-range-address="Sheet1.D24:Sheet1.I24" chart:label-cell-address="Sheet1.C24:Sheet1.C24" chart:class="chart:line">
            <chart:data-point chart:repeated="6"/>
          </chart:series>
          <chart:series chart:style-name="ch12" chart:values-cell-range-address="Sheet1.D25:Sheet1.I25" chart:label-cell-address="Sheet1.C25:Sheet1.C25" chart:class="chart:line">
            <chart:data-point chart:repeated="6"/>
          </chart:series>
          <chart:series chart:style-name="ch13" chart:values-cell-range-address="Sheet1.D26:Sheet1.I26" chart:label-cell-address="Sheet1.C26:Sheet1.C26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Sheet1.D19:Sheet1.I19</svg:desc>
                </draw:g>
              </table:table-cell>
              <table:table-cell office:value-type="string">
                <text:p>    Th01   </text:p>
              </table:table-cell>
              <table:table-cell office:value-type="string">
                <text:p>    Th02   </text:p>
              </table:table-cell>
              <table:table-cell office:value-type="string">
                <text:p>    Th04   </text:p>
              </table:table-cell>
              <table:table-cell office:value-type="string">
                <text:p>    Th08   </text:p>
              </table:table-cell>
              <table:table-cell office:value-type="string">
                <text:p>   Par16   </text:p>
              </table:table-cell>
            </table:table-row>
          </table:table-header-rows>
          <table:table-rows>
            <table:table-row>
              <table:table-cell office:value-type="string">
                <text:p>4096</text:p>
                <draw:g>
                  <svg:desc>Sheet1.C20:Sheet1.C20</svg:desc>
                </draw:g>
              </table:table-cell>
              <table:table-cell office:value-type="float" office:value="0.002166">
                <text:p>0.002166</text:p>
                <draw:g>
                  <svg:desc>Sheet1.D20:Sheet1.I20</svg:desc>
                </draw:g>
              </table:table-cell>
              <table:table-cell office:value-type="float" office:value="0.015116">
                <text:p>0.015116</text:p>
              </table:table-cell>
              <table:table-cell office:value-type="float" office:value="0.054749">
                <text:p>0.054749</text:p>
              </table:table-cell>
              <table:table-cell office:value-type="float" office:value="0.050348">
                <text:p>0.050348</text:p>
              </table:table-cell>
              <table:table-cell office:value-type="float" office:value="0.096813">
                <text:p>0.096813</text:p>
              </table:table-cell>
              <table:table-cell office:value-type="float" office:value="0.226812">
                <text:p>0.226812</text:p>
              </table:table-cell>
            </table:table-row>
            <table:table-row>
              <table:table-cell office:value-type="string">
                <text:p>8192</text:p>
                <draw:g>
                  <svg:desc>Sheet1.C21:Sheet1.C21</svg:desc>
                </draw:g>
              </table:table-cell>
              <table:table-cell office:value-type="float" office:value="0.002874">
                <text:p>0.002874</text:p>
                <draw:g>
                  <svg:desc>Sheet1.D21:Sheet1.I21</svg:desc>
                </draw:g>
              </table:table-cell>
              <table:table-cell office:value-type="float" office:value="0.020593">
                <text:p>0.020593</text:p>
              </table:table-cell>
              <table:table-cell office:value-type="float" office:value="0.071804">
                <text:p>0.071804</text:p>
              </table:table-cell>
              <table:table-cell office:value-type="float" office:value="0.048065">
                <text:p>0.048065</text:p>
              </table:table-cell>
              <table:table-cell office:value-type="float" office:value="0.108704">
                <text:p>0.108704</text:p>
              </table:table-cell>
              <table:table-cell office:value-type="float" office:value="0.229158">
                <text:p>0.229158</text:p>
              </table:table-cell>
            </table:table-row>
            <table:table-row>
              <table:table-cell office:value-type="string">
                <text:p>16384</text:p>
                <draw:g>
                  <svg:desc>Sheet1.C22:Sheet1.C22</svg:desc>
                </draw:g>
              </table:table-cell>
              <table:table-cell office:value-type="float" office:value="0.007804">
                <text:p>0.007804</text:p>
                <draw:g>
                  <svg:desc>Sheet1.D22:Sheet1.I22</svg:desc>
                </draw:g>
              </table:table-cell>
              <table:table-cell office:value-type="float" office:value="0.041367">
                <text:p>0.041367</text:p>
              </table:table-cell>
              <table:table-cell office:value-type="float" office:value="0.068782">
                <text:p>0.068782</text:p>
              </table:table-cell>
              <table:table-cell office:value-type="float" office:value="0.060799">
                <text:p>0.060799</text:p>
              </table:table-cell>
              <table:table-cell office:value-type="float" office:value="0.129139">
                <text:p>0.129139</text:p>
              </table:table-cell>
              <table:table-cell office:value-type="float" office:value="0.266008">
                <text:p>0.266008</text:p>
              </table:table-cell>
            </table:table-row>
            <table:table-row>
              <table:table-cell office:value-type="string">
                <text:p>32768</text:p>
                <draw:g>
                  <svg:desc>Sheet1.C23:Sheet1.C23</svg:desc>
                </draw:g>
              </table:table-cell>
              <table:table-cell office:value-type="float" office:value="0.015269">
                <text:p>0.015269</text:p>
                <draw:g>
                  <svg:desc>Sheet1.D23:Sheet1.I23</svg:desc>
                </draw:g>
              </table:table-cell>
              <table:table-cell office:value-type="float" office:value="0.07402">
                <text:p>0.07402</text:p>
              </table:table-cell>
              <table:table-cell office:value-type="float" office:value="0.055437">
                <text:p>0.055437</text:p>
              </table:table-cell>
              <table:table-cell office:value-type="float" office:value="0.068191">
                <text:p>0.068191</text:p>
              </table:table-cell>
              <table:table-cell office:value-type="float" office:value="0.153365">
                <text:p>0.153365</text:p>
              </table:table-cell>
              <table:table-cell office:value-type="float" office:value="0.271722">
                <text:p>0.271722</text:p>
              </table:table-cell>
            </table:table-row>
            <table:table-row>
              <table:table-cell office:value-type="string">
                <text:p>65536</text:p>
                <draw:g>
                  <svg:desc>Sheet1.C24:Sheet1.C24</svg:desc>
                </draw:g>
              </table:table-cell>
              <table:table-cell office:value-type="float" office:value="0.055663">
                <text:p>0.055663</text:p>
                <draw:g>
                  <svg:desc>Sheet1.D24:Sheet1.I24</svg:desc>
                </draw:g>
              </table:table-cell>
              <table:table-cell office:value-type="float" office:value="0.079372">
                <text:p>0.079372</text:p>
              </table:table-cell>
              <table:table-cell office:value-type="float" office:value="0.071336">
                <text:p>0.071336</text:p>
              </table:table-cell>
              <table:table-cell office:value-type="float" office:value="0.098281">
                <text:p>0.098281</text:p>
              </table:table-cell>
              <table:table-cell office:value-type="float" office:value="0.172001">
                <text:p>0.172001</text:p>
              </table:table-cell>
              <table:table-cell office:value-type="float" office:value="0.324881">
                <text:p>0.324881</text:p>
              </table:table-cell>
            </table:table-row>
            <table:table-row>
              <table:table-cell office:value-type="string">
                <text:p>131072</text:p>
                <draw:g>
                  <svg:desc>Sheet1.C25:Sheet1.C25</svg:desc>
                </draw:g>
              </table:table-cell>
              <table:table-cell office:value-type="float" office:value="0.106794">
                <text:p>0.106794</text:p>
                <draw:g>
                  <svg:desc>Sheet1.D25:Sheet1.I25</svg:desc>
                </draw:g>
              </table:table-cell>
              <table:table-cell office:value-type="float" office:value="0.097011">
                <text:p>0.097011</text:p>
              </table:table-cell>
              <table:table-cell office:value-type="float" office:value="0.111164">
                <text:p>0.111164</text:p>
              </table:table-cell>
              <table:table-cell office:value-type="float" office:value="0.150576">
                <text:p>0.150576</text:p>
              </table:table-cell>
              <table:table-cell office:value-type="float" office:value="0.221297">
                <text:p>0.221297</text:p>
              </table:table-cell>
              <table:table-cell office:value-type="float" office:value="0.399222">
                <text:p>0.399222</text:p>
              </table:table-cell>
            </table:table-row>
            <table:table-row>
              <table:table-cell office:value-type="string">
                <text:p>262144</text:p>
                <draw:g>
                  <svg:desc>Sheet1.C26:Sheet1.C26</svg:desc>
                </draw:g>
              </table:table-cell>
              <table:table-cell office:value-type="float" office:value="0.180324">
                <text:p>0.180324</text:p>
                <draw:g>
                  <svg:desc>Sheet1.D26:Sheet1.I26</svg:desc>
                </draw:g>
              </table:table-cell>
              <table:table-cell office:value-type="float" office:value="0.175247">
                <text:p>0.175247</text:p>
              </table:table-cell>
              <table:table-cell office:value-type="float" office:value="0.192569">
                <text:p>0.192569</text:p>
              </table:table-cell>
              <table:table-cell office:value-type="float" office:value="0.23502">
                <text:p>0.23502</text:p>
              </table:table-cell>
              <table:table-cell office:value-type="float" office:value="0.317976">
                <text:p>0.317976</text:p>
              </table:table-cell>
              <table:table-cell office:value-type="float" office:value="0.497165">
                <text:p>0.4971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165a79a-7059095-e13bb37-fef39a4-9503d1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